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E21FEEAC4B442D8E90.png" manifest:media-type="image/png"/>
  <manifest:file-entry manifest:full-path="Pictures/100000000000023B000001CFBA8490F8540C015A.png" manifest:media-type="image/png"/>
  <manifest:file-entry manifest:full-path="Pictures/10000000000002D0000001ED81A35A4D53ACB491.png" manifest:media-type="image/png"/>
  <manifest:file-entry manifest:full-path="Pictures/10000000000002D20000022444A1D2DACD5B1014.png" manifest:media-type="image/png"/>
  <manifest:file-entry manifest:full-path="Pictures/1000020100000C10000006864E7B7F354EEAD4FA.png" manifest:media-type="image/png"/>
  <manifest:file-entry manifest:full-path="Pictures/10000000000001F300000195B7B778352DDEBBDD.png" manifest:media-type="image/png"/>
  <manifest:file-entry manifest:full-path="Pictures/10000201000005600000025C85FE50DF334D5BAD.png" manifest:media-type="image/png"/>
  <manifest:file-entry manifest:full-path="Pictures/1000000000000231000000B8C264EF55D03A78D6.png" manifest:media-type="image/png"/>
  <manifest:file-entry manifest:full-path="Pictures/1000000000000212000000C76B1C09CEC94E84C4.png" manifest:media-type="image/png"/>
  <manifest:file-entry manifest:full-path="Pictures/10000201000004E200000302E72DB63BB3EE80A3.png" manifest:media-type="image/png"/>
  <manifest:file-entry manifest:full-path="Pictures/10000201000004E200000302FD2C57832623E43A.png" manifest:media-type="image/png"/>
  <manifest:file-entry manifest:full-path="Pictures/10000000000002E2000001F83B56ECCE5BF68381.png" manifest:media-type="image/png"/>
  <manifest:file-entry manifest:full-path="Pictures/10000201000002C50000019C128F0423EDBF399E.png" manifest:media-type="image/png"/>
  <manifest:file-entry manifest:full-path="Pictures/1000000000000294000000E09813916104944F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1.35cm"/>
    </style:style>
    <style:style style:name="gr4" style:family="graphic" style:parent-style-name="standard">
      <style:graphic-properties draw:stroke="none" draw:fill="none" fo:min-height="0.772cm"/>
    </style:style>
    <style:style style:name="gr5" style:family="graphic" style:parent-style-name="standard">
      <style:graphic-properties draw:stroke="none" draw:fill="none" fo:min-height="1.542cm"/>
    </style:style>
    <style:style style:name="pr1" style:family="presentation" style:parent-style-name="기본값-subtitle">
      <style:graphic-properties draw:fill-color="#ffffff" fo:min-height="16.255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text-align="center" fo:text-indent="0cm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LSTMP</text:p>
            <text:p/>
            <text:p>2018.01.21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32">
        <draw:frame draw:style-name="gr2" draw:text-style-name="P3" draw:layer="layout" svg:width="13.202cm" svg:height="10.715cm" svg:x="7.8cm" svg:y="4.485cm">
          <draw:image xlink:href="Pictures/10000000000001F300000195B7B778352DDEBB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32">
        <office:forms form:automatic-focus="false" form:apply-design-mode="false"/>
        <draw:frame draw:style-name="gr2" draw:text-style-name="P3" draw:layer="layout" svg:width="14.842cm" svg:height="4.867cm" svg:x="6.8cm" svg:y="6.933cm">
          <draw:image xlink:href="Pictures/1000000000000231000000B8C264EF55D03A78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32">
        <draw:frame draw:style-name="gr2" draw:text-style-name="P3" draw:layer="layout" svg:width="24.537cm" svg:height="9.539cm" svg:x="2.4cm" svg:y="5.1cm">
          <draw:image xlink:href="Pictures/10000201000005600000025C85FE50DF334D5B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32">
        <draw:frame draw:style-name="gr2" draw:text-style-name="P3" draw:layer="layout" svg:width="25.537cm" svg:height="12.965cm" svg:x="1.4cm" svg:y="0.6cm">
          <draw:image xlink:href="Pictures/1000020100000C10000006864E7B7F354EEAD4FA.png" xlink:type="simple" xlink:show="embed" xlink:actuate="onLoad">
            <text:p/>
          </draw:image>
        </draw:frame>
        <draw:frame draw:style-name="gr2" draw:text-style-name="P3" draw:layer="layout" svg:width="14.022cm" svg:height="5.264cm" svg:x="7.378cm" svg:y="14.736cm">
          <draw:image xlink:href="Pictures/1000000000000212000000C76B1C09CEC94E8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32">
        <draw:frame draw:style-name="gr2" draw:text-style-name="P3" draw:layer="layout" svg:width="14.022cm" svg:height="5.264cm" svg:x="7.378cm" svg:y="14.736cm">
          <draw:image xlink:href="Pictures/1000000000000212000000C76B1C09CEC94E84C4.png" xlink:type="simple" xlink:show="embed" xlink:actuate="onLoad">
            <text:p/>
          </draw:image>
        </draw:frame>
        <draw:frame draw:style-name="gr2" draw:text-style-name="P3" draw:layer="layout" svg:width="25.537cm" svg:height="15.73cm" svg:x="1.4cm" svg:y="-0.33cm">
          <draw:image xlink:href="Pictures/10000201000004E200000302E72DB63BB3EE80A3.png" xlink:type="simple" xlink:show="embed" xlink:actuate="onLoad">
            <text:p/>
          </draw:image>
        </draw:frame>
        <draw:frame draw:style-name="gr3" draw:text-style-name="P5" draw:layer="layout" svg:width="2.6cm" svg:height="1.6cm" svg:x="1.4cm" svg:y="10.2cm">
          <draw:text-box>
            <text:p text:style-name="P4">Mt-1</text:p>
          </draw:text-box>
        </draw:frame>
        <draw:frame draw:style-name="gr3" draw:text-style-name="P5" draw:layer="layout" svg:width="2.6cm" svg:height="1.6cm" svg:x="24.6cm" svg:y="10.2cm">
          <draw:text-box>
            <text:p text:style-name="P4">Mt</text:p>
          </draw:text-box>
        </draw:frame>
        <draw:frame draw:style-name="gr3" draw:text-style-name="P5" draw:layer="layout" svg:width="2.6cm" svg:height="1.6cm" svg:x="23.2cm" svg:y="0.174cm">
          <draw:text-box>
            <text:p text:style-name="P4">M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32">
        <draw:frame draw:style-name="gr2" draw:text-style-name="P3" draw:layer="layout" svg:width="17.462cm" svg:height="5.926cm" svg:x="4.207cm" svg:y="7.329cm">
          <draw:image xlink:href="Pictures/1000000000000294000000E09813916104944F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32">
        <draw:frame draw:style-name="gr2" draw:text-style-name="P3" draw:layer="layout" svg:width="25.737cm" svg:height="16.715cm" svg:x="1.2cm" svg:y="2.2cm">
          <draw:image xlink:href="Pictures/10000201000004E200000302FD2C57832623E4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32">
        <draw:frame draw:style-name="gr2" draw:text-style-name="P3" draw:layer="layout" svg:width="18.758cm" svg:height="10.9cm" svg:x="3.559cm" svg:y="4.842cm">
          <draw:image xlink:href="Pictures/10000201000002C50000019C128F0423EDBF39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32">
        <draw:frame draw:style-name="gr4" draw:text-style-name="P6" draw:layer="layout" svg:width="21.334cm" svg:height="1.022cm" svg:x="3.6cm" svg:y="0.666cm">
          <draw:text-box>
            <text:p>https://towardsdatascience.com/lstm-by-example-using-tensorflow-feb0c1968537</text:p>
          </draw:text-box>
        </draw:frame>
        <draw:frame draw:style-name="gr2" draw:text-style-name="P3" draw:layer="layout" svg:width="19.525cm" svg:height="13.334cm" svg:x="4.505cm" svg:y="5.066cm">
          <draw:image xlink:href="Pictures/10000000000002E2000001F83B56ECCE5BF68381.png" xlink:type="simple" xlink:show="embed" xlink:actuate="onLoad">
            <text:p/>
          </draw:image>
        </draw:frame>
        <draw:frame draw:style-name="gr5" draw:text-style-name="P6" draw:layer="layout" svg:width="19.463cm" svg:height="1.792cm" svg:x="3.637cm" svg:y="1.6cm">
          <draw:text-box>
            <text:p>https://github.com/aymericdamien/TensorFlow-Examples/blob/master/examples/3_NeuralNetworks/recurrent_network.py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32">
        <draw:frame draw:style-name="gr2" draw:text-style-name="P3" draw:layer="layout" svg:width="19.102cm" svg:height="14.498cm" svg:x="4.2cm" svg:y="2.902cm">
          <draw:image xlink:href="Pictures/10000000000002D20000022444A1D2DACD5B10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32">
        <draw:frame draw:style-name="gr2" draw:text-style-name="P3" draw:layer="layout" svg:width="19.049cm" svg:height="13.043cm" svg:x="4.951cm" svg:y="3.4cm">
          <draw:image xlink:href="Pictures/10000000000002D0000001ED81A35A4D53ACB4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32">
        <draw:frame draw:style-name="gr2" draw:text-style-name="P3" draw:layer="layout" svg:width="15.107cm" svg:height="12.249cm" svg:x="6.4cm" svg:y="4.2cm">
          <draw:image xlink:href="Pictures/100000000000023B000001CFBA8490F8540C01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32">
        <draw:frame draw:style-name="gr2" draw:text-style-name="P3" draw:layer="layout" svg:width="18.467cm" svg:height="12.752cm" svg:x="3.704cm" svg:y="3.916cm">
          <draw:image xlink:href="Pictures/10000000000002BA000001E21FEEAC4B442D8E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00:19:17.975102727</meta:creation-date>
    <dc:date>2018-01-21T02:17:43.322810926</dc:date>
    <meta:editing-duration>PT59M29S</meta:editing-duration>
    <meta:editing-cycles>6</meta:editing-cycles>
    <meta:generator>LibreOffice/5.1.6.2$Linux_X86_64 LibreOffice_project/10m0$Build-2</meta:generator>
    <meta:document-statistic meta:object-count="70"/>
  </office:meta>
</office:document-meta>
</file>